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alonnage" table:style-name="ta1">
        <table:shapes>
          <draw:frame draw:z-index="0" draw:style-name="gr1" draw:text-style-name="P1" svg:width="15.989cm" svg:height="9.004cm" svg:x="20.118cm" svg:y="8.208cm">
            <draw:object draw:notify-on-update-of-ranges="etalonnage.B1:etalonnage.B1 etalonnage.B2:etalonnage.B16 etalonnage.C1:etalonnage.C1 etalonnage.C2:etalonnag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pm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stabilit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26608" calcext:value-type="float">
            <text:p>18326608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47620" calcext:value-type="float">
            <text:p>1234762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18968" calcext:value-type="float">
            <text:p>12318968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39550" calcext:value-type="float">
            <text:p>12439550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07310" calcext:value-type="float">
            <text:p>1230731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30937" calcext:value-type="float">
            <text:p>12430937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99675" calcext:value-type="float">
            <text:p>12399675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16785" calcext:value-type="float">
            <text:p>1241678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27639" calcext:value-type="float">
            <text:p>12327639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68819" calcext:value-type="float">
            <text:p>12368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35498" calcext:value-type="float">
            <text:p>1233549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26885" calcext:value-type="float">
            <text:p>1232688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76649" calcext:value-type="float">
            <text:p>12376649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26247" calcext:value-type="float">
            <text:p>1232624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0565" calcext:value-type="float">
            <text:p>1244056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7:25:54.293414319</dc:date>
    <meta:editing-duration>PT6M3S</meta:editing-duration>
    <meta:editing-cycles>1</meta:editing-cycles>
    <meta:document-statistic meta:table-count="1" meta:cell-count="48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20" chart:interval-major="5" chart:interval-minor-divisor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bottom" svg:x="5.617cm" svg:y="8.406cm" style:legend-expansion="wide" chart:style-name="ch2"/>
        <chart:plot-area chart:style-name="ch3" table:cell-range-address="etalonnage.B1:etalonnage.C16" chart:data-source-has-labels="row" svg:x="1.33cm" svg:y="0.18cm" svg:width="13.461cm" svg:height="7.862cm">
          <chart:coordinate-region svg:x="3.063cm" svg:y="0.379cm" svg:width="11.106cm" svg:height="7.016cm"/>
          <chart:axis chart:dimension="x" chart:name="primary-x" chart:style-name="ch4"/>
          <chart:axis chart:dimension="y" chart:name="primary-y" chart:style-name="ch4">
            <chart:title svg:x="0.451cm" svg:y="4.803cm" chart:style-name="ch5">
              <text:p>mediane</text:p>
            </chart:title>
            <chart:grid chart:style-name="ch6" chart:class="major"/>
          </chart:axis>
          <chart:axis chart:dimension="y" chart:name="secondary-y" chart:style-name="ch7">
            <chart:title svg:x="15.11cm" svg:y="4.724cm" chart:style-name="ch5">
              <text:p>stabilité</text:p>
            </chart:title>
          </chart:axis>
          <chart:series chart:attached-axis="primary-y" chart:style-name="ch8" chart:values-cell-range-address="etalonnage.B2:etalonnage.B16" chart:label-cell-address="etalonnage.B1:etalonnage.B1" chart:class="chart:line">
            <chart:data-point chart:repeated="15"/>
          </chart:series>
          <chart:series chart:attached-axis="secondary-y" chart:style-name="ch9" chart:values-cell-range-address="etalonnage.C2:etalonnage.C16" chart:label-cell-address="etalonnage.C1:etalonnage.C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e</text:p>
                <draw:g>
                  <svg:desc>etalonnage.B1:etalonnage.B1</svg:desc>
                </draw:g>
              </table:table-cell>
              <table:table-cell office:value-type="string">
                <text:p>stabilité</text:p>
                <draw:g>
                  <svg:desc>etalonnage.C1:etalonna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26608">
                <text:p>18326608</text:p>
                <draw:g>
                  <svg:desc>etalonnage.B2:etalonnage.B16</svg:desc>
                </draw:g>
              </table:table-cell>
              <table:table-cell office:value-type="float" office:value="15.52">
                <text:p>15.52</text:p>
                <draw:g>
                  <svg:desc>etalonnage.C2:etalonnag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47620">
                <text:p>123476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18968">
                <text:p>1231896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9550">
                <text:p>1243955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07310">
                <text:p>1230731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30937">
                <text:p>12430937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99675">
                <text:p>1239967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16785">
                <text:p>1241678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27639">
                <text:p>1232763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68819">
                <text:p>12368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35498">
                <text:p>1233549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26885">
                <text:p>1232688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76649">
                <text:p>1237664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26247">
                <text:p>1232624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40565">
                <text:p>124405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